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800000005A904B33E3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0000" draw:gradient-step-count="0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1.928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color="#ffff00"/>
    </style:style>
    <style:style style:name="P2" style:family="paragraph">
      <style:text-properties fo:font-size="20pt"/>
    </style:style>
    <style:style style:name="T1" style:family="text">
      <style:text-properties fo: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r" draw:style-name="dp3" draw:master-page-name="Standard" presentation:presentation-page-layout-name="AL1T1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 presentation:user-transformed="true">
          <draw:text-box>
            <text:p xml:id="id1" text:id="id1" text:style-name="P1"><text:span text:style-name="T1">Wer sind wir?</text:span></text:p>
          </draw:text-box>
        </draw:frame>
        <draw:frame presentation:style-name="pr3" draw:text-style-name="P1" draw:layer="layout" svg:width="25.199cm" svg:height="12.178cm" svg:x="1.4cm" svg:y="4.914cm" presentation:class="outline">
          <draw:text-box>
            <text:list text:style-name="L2">
              <text:list-item>
                <text:p xml:id="id2" text:id="id2" text:style-name="P1"><text:span text:style-name="T1">Eine Gruppe von Menschen</text:span></text:p>
              </text:list-item>
              <text:list-item>
                <text:p xml:id="id3" text:id="id3" text:style-name="P1"><text:span text:style-name="T1">Kontakte zu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xml:id="id4" text:id="id4" text:style-name="P1"><text:span text:style-name="T1">Flüchtlingsheime und ihre Betreiber</text:span></text:p>
                              </text:list-item>
                              <text:list-item>
                                <text:p xml:id="id5" text:id="id5" text:style-name="P1"><text:span text:style-name="T1">Verschiedenen Vereinen und Initative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6" text:id="id6" text:style-name="P1"><text:span text:style-name="T1">Unterstützt von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xml:id="id7" text:id="id7" text:style-name="P1"><text:span text:style-name="T1">Chaos Computer Club Dresden</text:span></text:p>
                              </text:list-item>
                              <text:list-item>
                                <text:p xml:id="id8" text:id="id8" text:style-name="P1"><text:span text:style-name="T1">dem Netzwerk „Asyl, Migration Flucht Dresden“</text:span></text:p>
                              </text:list-item>
                              <text:list-item>
                                <text:p xml:id="id9" text:id="id9" text:style-name="P1"><text:span text:style-name="T1">Freifunk Dresde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iele" draw:style-name="dp3" draw:master-page-name="Standard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Unsere Ziele</text:span></text:p>
          </draw:text-box>
        </draw:frame>
        <draw:frame presentation:style-name="pr3" draw:text-style-name="P1" draw:layer="layout" svg:width="25.199cm" svg:height="12.178cm" svg:x="1.4cm" svg:y="4.914cm" presentation:class="outline">
          <draw:text-box>
            <text:list text:style-name="L2">
              <text:list-item>
                <text:p text:style-name="P1"><text:span text:style-name="T1">Versorgung mit Internet</text:span></text:p>
              </text:list-item>
              <text:list-item>
                <text:p text:style-name="P1"><text:span text:style-name="T1">Vernetzung und Unterstützung</text:span></text:p>
              </text:list-item>
              <text:list-item>
                <text:p text:style-name="P1"><text:span text:style-name="T1">Bereitstellung von:</text:span></text:p>
                <text:list>
                  <text:list-item>
                    <text:list>
                      <text:list-item>
                        <text:p text:style-name="P1"><text:span text:style-name="T1">notwendiger Hard- und Software</text:span></text:p>
                      </text:list-item>
                      <text:list-item>
                        <text:p text:style-name="P1"><text:span text:style-name="T1">Betreuung / Support</text:span></text:p>
                      </text:list-item>
                      <text:list-item>
                        <text:p text:style-name="P1"><text:span text:style-name="T1">Kurs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folge" draw:style-name="dp3" draw:master-page-name="Standard" presentation:presentation-page-layout-name="AL1T1">
        <draw:frame presentation:style-name="pr2" draw:text-style-name="P1" draw:layer="layout" svg:width="25.199cm" svg:height="3.506cm" svg:x="1.4cm" svg:y="0.837cm" presentation:class="title">
          <draw:text-box>
            <text:p text:style-name="P1"><text:span text:style-name="T1">Bisherige Erfolge</text:span></text:p>
          </draw:text-box>
        </draw:frame>
        <draw:frame presentation:style-name="pr3" draw:text-style-name="P1" draw:layer="layout" svg:width="25.199cm" svg:height="12.178cm" svg:x="1.4cm" svg:y="4.914cm" presentation:class="outline">
          <draw:text-box>
            <text:list text:style-name="L2">
              <text:list-item>
                <text:p text:style-name="P1"><text:span text:style-name="T1">Freies Internet:</text:span></text:p>
                <text:list>
                  <text:list-item>
                    <text:list>
                      <text:list-item>
                        <text:p text:style-name="P1"><text:span text:style-name="T1">Erstaufnahmeeinrichtung Nöthnitzer Str.</text:span></text:p>
                      </text:list-item>
                      <text:list-item>
                        <text:p text:style-name="P1"><text:span text:style-name="T1">Notunterkunft Schnorrstr.</text:span></text:p>
                      </text:list-item>
                      <text:list-item>
                        <text:p text:style-name="P1"><text:span text:style-name="T1">Freifunk Hotspot in Gorbitz für Dezentrale Unterkünfte</text:span></text:p>
                      </text:list-item>
                      <text:list-item>
                        <text:p text:style-name="P1"><text:span text:style-name="T1">Katharinenstr. </text:span></text:p>
                      </text:list-item>
                    </text:list>
                  </text:list-item>
                </text:list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ntakt" draw:style-name="dp3" draw:master-page-name="Standard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Kontakt zu uns</text:span></text:p>
          </draw:text-box>
        </draw:frame>
        <draw:frame presentation:style-name="pr3" draw:text-style-name="P1" draw:layer="layout" svg:width="25.199cm" svg:height="12.178cm" svg:x="1.4cm" svg:y="4.914cm" presentation:class="outline">
          <draw:text-box>
            <text:list text:style-name="L2">
              <text:list-item>
                <text:p text:style-name="P1"><text:span text:style-name="T1">Website: </text:span></text:p>
                <text:list>
                  <text:list-item>
                    <text:list>
                      <text:list-item>
                        <text:p text:style-name="P1"><text:span text:style-name="T1">http://it4refugees.noblogs.org/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Facebook:</text:span></text:p>
                <text:list>
                  <text:list-item>
                    <text:list>
                      <text:list-item>
                        <text:p text:style-name="P1"><text:span text:style-name="T1">https://www.facebook.com/it4refugees/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Mailingliste:</text:span></text:p>
                <text:list>
                  <text:list-item>
                    <text:list>
                      <text:list-item>
                        <text:p text:style-name="P1"><text:span text:style-name="T1">https://lists.c3d2.de/cgi-bin/mailman/listinfo/internet-for-refugees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Jabber:</text:span></text:p>
                <text:list>
                  <text:list-item>
                    <text:list>
                      <text:list-item>
                        <text:p text:style-name="P1"><text:span text:style-name="T1">refugees@chat.c3d2.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ackground" xlink:href="Pictures/1000000000000800000005A904B33E3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0000" draw:gradient-step-count="0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gradient-step-count="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6T18:53:52.137534811</meta:creation-date>
    <dc:date>2015-11-06T20:20:32.760755815</dc:date>
    <meta:editing-duration>PT1H11M28S</meta:editing-duration>
    <meta:editing-cycles>5</meta:editing-cycles>
    <meta:generator>LibreOffice/4.3.3.2$Linux_x86 LibreOffice_project/430m0$Build-2</meta:generator>
    <meta:document-statistic meta:object-count="39"/>
  </office:meta>
</office:document-meta>
</file>